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2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e manière générale, on peut compter 0,25 point par erreur/oub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 exemple, 0.25 pour l’oubli de nommer l’axe des abscisses (mais pas si il n’y a pas de titr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 ne compte pas l’erreur 2 fois, par exemple un graphique faux mais bien tracé doit avoir les points, car l’erreur est déjà comptée dans l’appel à la fonctio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arème / 30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Partie I</text:p>
          </table:table-cell>
          <table:table-cell table:formula="of:=SUM([.C7:.C24])"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Question 1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2</text:p>
          </table:table-cell>
          <table:table-cell office:value-type="string" calcext:value-type="string">
            <text:p>écriture de la fonction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résonances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a discrétis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3</text:p>
          </table:table-cell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 modèle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Question 4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a suit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sonnement sur les valeurs de l ‘amplitud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artie II</text:p>
          </table:table-cell>
          <table:table-cell table:formula="of:=SUM([.C26:.C35])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stion 5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Question 6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7</text:p>
          </table:table-cell>
          <table:table-cell office:value-type="string" calcext:value-type="string">
            <text:p>écriture de la fonc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Question 8</text:p>
          </table:table-cell>
          <table:table-cell office:value-type="string" calcext:value-type="string">
            <text:p>appel de la fonction / itérati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phiqu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Soin génér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mmentaires du c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1T16:31:14.964114431</meta:creation-date>
    <dc:date>2024-03-14T14:32:16.770116551</dc:date>
    <meta:editing-duration>PT59M15S</meta:editing-duration>
    <meta:editing-cycles>14</meta:editing-cycles>
    <meta:generator>LibreOffice/7.4.7.2$Linux_X86_64 LibreOffice_project/40$Build-2</meta:generator>
    <meta:document-statistic meta:table-count="1" meta:cell-count="112" meta:object-count="0"/>
  </office:meta>
</office:document-meta>
</file>